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ffffff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10.5pt" fo:font-weight="normal"/>
    </style:style>
    <style:style style:name="T6" style:family="text">
      <style:text-properties fo:color="#569cd6"/>
    </style:style>
    <style:style style:name="T7" style:family="text">
      <style:text-properties fo:color="#569cd6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ce9178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d4d4d4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 <text:span text:style-name="T1">fait</text:span></text:p>
      <text:p text:style-name="Standard">13.Faire la fenêtre modale Esp com <text:span text:style-name="T1">fait</text:span></text:p>
      <text:p text:style-name="Standard">14.Faire la fenêtre modale Figma <text:span text:style-name="T1">fait</text:span></text:p>
      <text:p text:style-name="Standard">15.Faire la page Figma(HTML, CSS) <text:span text:style-name="T1">fait</text:span></text:p>
      <text:p text:style-name="Standard">16.Faire la page erreur 404(HTML, CSS) <text:span text:style-name="T1">fait</text:span></text:p>
      <text:p text:style-name="Standard">17.Faire l'envoi par e-mail pour le formulaire modifiée : changer le bloc contact.</text:p>
      <text:p text:style-name="Standard">18.Faire les liens d'ancrage du menu <text:span text:style-name="T1">fait</text:span></text:p>
      <text:p text:style-name="Standard">19.Faire tous les router-link <text:span text:style-name="T1">fait</text:span>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 <text:span text:style-name="T1">fait</text:span></text:p>
      <text:p text:style-name="Standard">5.Faire la page Figma et la page erreur 404 15 → 16. <text:span text:style-name="T1">fait</text:span></text:p>
      <text:p text:style-name="Standard">6.Permettre l'envoi de message avec le formulaire 17. modifiée <text:s/><text:span text:style-name="T1">fait</text:span></text:p>
      <text:p text:style-name="Standard">7.Coder les ancres et les router-link 18 → 19.</text:p>
      <text:p text:style-name="Standard">8.Faire tous les effets graphiques 20.</text:p>
      <text:p text:style-name="Standard"/>
      <text:p text:style-name="Standard">Nouvelle phase → rendre le site responsive :</text:p>
      <text:p text:style-name="Standard"/>
      <text:p text:style-name="Standard">Etapes :</text:p>
      <text:p text:style-name="Standard"/>
      <text:p text:style-name="Standard">1.Retirer une adresse mail. <text:s/><text:span text:style-name="T1">fait</text:span></text:p>
      <text:p text:style-name="Standard">2.Ajouter le media screen écran large pour mon css actuel sur toutes les pages <text:s/><text:span text:style-name="T1">fait</text:span></text:p>
      <text:p text:style-name="Standard">3.Créer le css avec le media screen mobile pour la page d'accueil <text:s/><text:span text:style-name="T1">fait</text:span></text:p>
      <text:p text:style-name="Standard">4.Créer le css avec le media screen mobile pour la page Figma <text:s/><text:span text:style-name="T1">fait</text:span></text:p>
      <text:p text:style-name="Standard">5.Créer le css avec le media screen mobile pour la page 404 <text:span text:style-name="T1">fait</text:span></text:p>
      <text:p text:style-name="Standard">6.Créer le css avec le media screen tablette pour la page d'accueil <text:span text:style-name="T1">fait</text:span></text:p>
      <text:p text:style-name="Standard">7.Créer le css avec le media screen tablette pour la page Figma <text:s/><text:span text:style-name="T1">fait</text:span></text:p>
      <text:p text:style-name="Standard">8.Créer le css avec le media screen tablette pour la page 404 <text:s/><text:span text:style-name="T1">fait</text:span></text:p>
      <text:p text:style-name="Standard">9.Créer le css avec le media screen desktop pour la page d'accueil <text:s/><text:span text:style-name="T1">fait</text:span></text:p>
      <text:p text:style-name="Standard">10.Créer le css avec le media screen desktop pour la page Figma</text:p>
      <text:p text:style-name="Standard">11.Créer le css avec le media screen desktop pour la page 404</text:p>
      <text:p text:style-name="Standard"><text:soft-page-break/>12.Changer la date de dernière maj du site</text:p>
      <text:p text:style-name="Standard"/>
      <text:p text:style-name="Standard">Branches :</text:p>
      <text:p text:style-name="Standard"/>
      <text:p text:style-name="Standard">1.Ajouter le media queries écran large pour le code css d'origine 1 → 2. <text:s/><text:span text:style-name="T1">fait</text:span></text:p>
      <text:p text:style-name="Standard">2.Coder le css du media queries mobile 3 → 5. <text:span text:style-name="T1">fait</text:span></text:p>
      <text:p text:style-name="Standard">3.Coder le css du media queries tablette 6 → 8. <text:span text:style-name="T1">fait</text:span></text:p>
      <text:p text:style-name="Standard">4.Coder le css du media queries desktop 9 → 12.</text:p>
      <text:p text:style-name="Standard"/>
      <text:p text:style-name="Standard"/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<text:soft-page-break/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/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<text:soft-page-break/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P1"/>
      <text:p text:style-name="P1">Infos DEC :</text:p>
      <text:p text:style-name="P1"/>
      <text:p text:style-name="P1">&lt;h1&gt;Dynamiser un espace commentaire&lt;/h1&gt;</text:p>
      <text:p text:style-name="P2">                        <text:span text:style-name="T2">&lt;ul&gt;</text:span></text:p>
      <text:p text:style-name="P2">                            <text:span text:style-name="T2">&lt;li&gt;Date de création : &lt;time datetime="2023-12-25"&gt;25 décembre 2023&lt;/time&gt;.&lt;/li&gt;</text:span>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2">                        <text:span text:style-name="T2">&lt;/ul&gt;</text:span></text:p>
      <text:p text:style-name="P1"/>
      <text:p text:style-name="P1">Formulaire de contact HTML/CSS :</text:p>
      <text:p text:style-name="P1"/>
      <text:p text:style-name="P1">&lt;template&gt;</text:p>
      <text:p text:style-name="P2">    <text:span text:style-name="T2">&lt;section&gt;</text:span></text:p>
      <text:p text:style-name="P2">        <text:span text:style-name="T2">&lt;h2&gt;Contact&lt;/h2&gt;</text:span></text:p>
      <text:p text:style-name="P2">        <text:span text:style-name="T2">&lt;form action="#" method="post"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lastname" id="label-lastname"&gt;Nom : &lt;/label&gt;</text:span></text:p>
      <text:p text:style-name="P2">                    <text:span text:style-name="T2">&lt;input type="text" name="lastname" id="input-la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firstname" id="label-firstname"&gt;Prénom : &lt;/label&gt;</text:span></text:p>
      <text:p text:style-name="P2">                    <text:span text:style-name="T2">&lt;input type="text" name="firsname" id="input-fir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e-mail address" id="label-e-mail"&gt;Adresse e-mail : &lt;/label&gt;</text:span></text:p>
      <text:p text:style-name="P2">                    <text:span text:style-name="T2">&lt;input type="text" name="e-mail address" id="input-e-mail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object" id="label-object"&gt;Objet :&lt;/label&gt;</text:span></text:p>
      <text:p text:style-name="P2">                    <text:span text:style-name="T2">&lt;input type="text" name="object" id="input-object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textarea placeholder="Votre texte"&gt;&lt;/textarea&gt;</text:span></text:p>
      <text:p text:style-name="P3"/>
      <text:p text:style-name="P2">                <text:span text:style-name="T2">&lt;input type="submit" name="submit-button" id="submit-button"&gt;</text:span></text:p>
      <text:p text:style-name="P2">    </text:p>
      <text:p text:style-name="P2"><text:soft-page-break/>            <text:span text:style-name="T2">&lt;/form&gt;</text:span></text:p>
      <text:p text:style-name="P2">    <text:span text:style-name="T2">&lt;/section&gt;    </text:span></text:p>
      <text:p text:style-name="P1">&lt;/template&gt;</text:p>
      <text:p text:style-name="P3"/>
      <text:p text:style-name="P1">&lt;style scoped&gt;</text:p>
      <text:p text:style-name="P2">    <text:span text:style-name="T2">section {</text:span></text:p>
      <text:p text:style-name="P2">        <text:span text:style-name="T2">width: 1680px;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padding: 80px 0 80px 0;</text:span></text:p>
      <text:p text:style-name="P2">        <text:span text:style-name="T2">border-bottom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width: 153px;</text:span></text:p>
      <text:p text:style-name="P2">        <text:span text:style-name="T2">height: 65px;</text:span></text:p>
      <text:p text:style-name="P2">        <text:span text:style-name="T2">font-family: "Besley", serif;</text:span></text:p>
      <text:p text:style-name="P2">        <text:span text:style-name="T2">font-weight: 600;</text:span></text:p>
      <text:p text:style-name="P2">        <text:span text:style-name="T2">font-size: 2.36em;</text:span></text:p>
      <text:p text:style-name="P2">        <text:span text:style-name="T2">margin: 0;</text:span></text:p>
      <text:p text:style-name="P2">        <text:span text:style-name="T2">padding-bottom: 80px;</text:span></text:p>
      <text:p text:style-name="P2">    <text:span text:style-name="T2">}</text:span></text:p>
      <text:p text:style-name="P3"/>
      <text:p text:style-name="P2">    <text:span text:style-name="T2">form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font-family: "Assistant", sans-serif;</text:span></text:p>
      <text:p text:style-name="P2">        <text:span text:style-name="T2">font-weight: 600;</text:span></text:p>
      <text:p text:style-name="P2">    <text:span text:style-name="T2">}</text:span></text:p>
      <text:p text:style-name="P3"/>
      <text:p text:style-name="P2">    <text:span text:style-name="T2">div {</text:span></text:p>
      <text:p text:style-name="P2">        <text:span text:style-name="T2">width: 1686px;</text:span></text:p>
      <text:p text:style-name="P2">        <text:span text:style-name="T2">height: 48px;</text:span></text:p>
      <text:p text:style-name="P2">        <text:span text:style-name="T2">display: flex;</text:span></text:p>
      <text:p text:style-name="P2">        <text:span text:style-name="T2">padding-bottom: 16px;</text:span></text:p>
      <text:p text:style-name="P2">    <text:span text:style-name="T2">}</text:span></text:p>
      <text:p text:style-name="P3"/>
      <text:p text:style-name="P2">    <text:span text:style-name="T2">#label-lastname {</text:span></text:p>
      <text:p text:style-name="P2">        <text:span text:style-name="T2">font-size: 2em;</text:span></text:p>
      <text:p text:style-name="P2">        <text:span text:style-name="T2">padding-right: 250px;</text:span></text:p>
      <text:p text:style-name="P2">    <text:span text:style-name="T2">}</text:span></text:p>
      <text:p text:style-name="P3"/>
      <text:p text:style-name="P2">    <text:span text:style-name="T2">#input-la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firstname {</text:span></text:p>
      <text:p text:style-name="P2">        <text:span text:style-name="T2">font-size: 2em;</text:span></text:p>
      <text:p text:style-name="P2">        <text:span text:style-name="T2">padding-right: 207px;</text:span></text:p>
      <text:p text:style-name="P2">    <text:span text:style-name="T2">}</text:span></text:p>
      <text:p text:style-name="P3"/>
      <text:p text:style-name="P2">    <text:span text:style-name="T2">#input-fir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e-mail {</text:span></text:p>
      <text:p text:style-name="P2">        <text:span text:style-name="T2">font-size: 2em;</text:span></text:p>
      <text:p text:style-name="P2">        <text:span text:style-name="T2">padding-right: 116px;</text:span></text:p>
      <text:p text:style-name="P2">    <text:span text:style-name="T2">}</text:span></text:p>
      <text:p text:style-name="P3"/>
      <text:p text:style-name="P2">    <text:span text:style-name="T2">#input-e-mail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object {</text:span></text:p>
      <text:p text:style-name="P2">        <text:span text:style-name="T2">font-size: 2em;</text:span></text:p>
      <text:p text:style-name="P2">        <text:span text:style-name="T2">padding-right: 240px;</text:span></text:p>
      <text:p text:style-name="P2">    <text:span text:style-name="T2">}</text:span></text:p>
      <text:p text:style-name="P3"/>
      <text:p text:style-name="P2">    <text:span text:style-name="T2">#input-object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textarea {</text:span></text:p>
      <text:p text:style-name="P2">        <text:span text:style-name="T2">width: 1620px;</text:span></text:p>
      <text:p text:style-name="P2">        <text:span text:style-name="T2">height: 300px;</text:span></text:p>
      <text:p text:style-name="P2">        <text:span text:style-name="T2">margin-top: 10px;</text:span></text:p>
      <text:p text:style-name="P2">        <text:span text:style-name="T2">margin-bottom: 14px;</text:span></text:p>
      <text:p text:style-name="P2">        <text:span text:style-name="T2">padding: 30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<text:span text:style-name="T2">}</text:span></text:p>
      <text:p text:style-name="P3"/>
      <text:p text:style-name="P2">    <text:span text:style-name="T2">#submit-button {</text:span></text:p>
      <text:p text:style-name="P2">        <text:span text:style-name="T2">width: 200px;</text:span></text:p>
      <text:p text:style-name="P2">        <text:span text:style-name="T2">height: 50px;</text:span></text:p>
      <text:p text:style-name="P2">        <text:span text:style-name="T2">align-self: end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2em;</text:span></text:p>
      <text:p text:style-name="P2">    <text:span text:style-name="T2">}</text:span></text:p>
      <text:p text:style-name="P1">&lt;/style&gt;</text:p>
      <text:p text:style-name="P1"/>
      <text:p text:style-name="P3">infos lienProjet et dateTime :</text:p>
      <text:p text:style-name="P3"/>
      <text:p text:style-name="P3">cv :</text:p>
      <text:p text:style-name="P1">&lt;li&gt;Date de création : &lt;time datetime="2023-11-16"&gt;16 novembre 2023&lt;/time&gt;.&lt;/li&gt;</text:p>
      <text:p text:style-name="P2">                        <text:span text:style-name="T2">&lt;li&gt;Technologies utilisées : HTML 5 - CSS 3 - Github pour le versioning.&lt;/li&gt;</text:span></text:p>
      <text:p text:style-name="P2">                        <text:span text:style-name="T2">&lt;li&gt;Voir le projet : &lt;a href="https://github.com/JCthedevelop3r/Devoir_CV" target="_blank"&gt;Mon CV.&lt;/a&gt;&lt;/li&gt;</text:span></text:p>
      <text:p text:style-name="P3"/>
      <text:p text:style-name="P3">espcom :</text:p>
      <text:p text:style-name="P1">&lt;li&gt;Date de création : &lt;time datetime="2023-12-25"&gt;25 décembre 2023&lt;/time&gt;.&lt;/li&gt;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1"/>
      <text:p text:style-name="P1">Infos liens réseaux sociaux :</text:p>
      <text:p text:style-name="P1"><text:a xlink:type="simple" xlink:href="https://github.com/" text:style-name="Internet_20_link" text:visited-style-name="Visited_20_Internet_20_Link"><text:span text:style-name="T3"/></text:a></text:p>
      <text:p text:style-name="P1">https://twitter.com/JCthedevelop3r</text:p>
      <text:p text:style-name="P1"><text:soft-page-break/>https://www.linkedin.com/in/jean-claude-minot-a894b6210/</text:p>
      <text:p text:style-name="P1"/>
      <text:p text:style-name="P1">infos head :</text:p>
      <text:p text:style-name="P1"><text:span text:style-name="T4">&lt;!</text:span><text:span text:style-name="T6">DOCTYPE</text:span> <text:span text:style-name="T8">html</text:span><text:span text:style-name="T4">&gt;</text:span></text:p>
      <text:p text:style-name="P1"><text:span text:style-name="T4">&lt;</text:span><text:span text:style-name="T6">html</text:span> <text:span text:style-name="T8">lang</text:span>=<text:span text:style-name="T10">"fr"</text:span><text:span text:style-name="T4">&gt;</text:span></text:p>
      <text:p text:style-name="P2">  <text:span text:style-name="T5">&lt;</text:span><text:span text:style-name="T7">head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charset</text:span><text:span text:style-name="T2">=</text:span><text:span text:style-name="T11">"UTF-8"</text:span><text:span text:style-name="T5">&gt;</text:span></text:p>
      <text:p text:style-name="P2">    <text:span text:style-name="T5">&lt;</text:span><text:span text:style-name="T7">link</text:span><text:span text:style-name="T2"> </text:span><text:span text:style-name="T9">rel</text:span><text:span text:style-name="T2">=</text:span><text:span text:style-name="T11">"icon"</text:span><text:span text:style-name="T2"> </text:span><text:span text:style-name="T9">href</text:span><text:span text:style-name="T2">=</text:span><text:span text:style-name="T11">"./src/assets/images/Logo_Cascade_JCthedevelop3r_favicon.ico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viewport"</text:span><text:span text:style-name="T2"> </text:span><text:span text:style-name="T9">content</text:span><text:span text:style-name="T2">=</text:span><text:span text:style-name="T11">"width=device-width, initial-scale=1.0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description"</text:span><text:span text:style-name="T2"> </text:span><text:span text:style-name="T9">content</text:span><text:span text:style-name="T2">=</text:span><text:span text:style-name="T11">"Bienvenue sur mon portfolio! Je suis Jean-Claude Minot, développeur web junior. Découvrez mes tous premiers travaux sur ce site. "</text:span><text:span text:style-name="T5">&gt;</text:span></text:p>
      <text:p text:style-name="P2">    <text:span text:style-name="T5">&lt;</text:span><text:span text:style-name="T7">title</text:span><text:span text:style-name="T5">&gt;</text:span><text:span text:style-name="T2">Portfolio | Jean-Claude Minot</text:span><text:span text:style-name="T5">&lt;/</text:span><text:span text:style-name="T7">title</text:span><text:span text:style-name="T5">&gt;</text:span></text:p>
      <text:p text:style-name="P2">  <text:span text:style-name="T5">&lt;/</text:span><text:span text:style-name="T7">head</text:span><text:span text:style-name="T5">&gt;</text:span></text:p>
      <text:p text:style-name="P2">  <text:span text:style-name="T5">&lt;</text:span><text:span text:style-name="T7">body</text:span><text:span text:style-name="T5">&gt;</text:span></text:p>
      <text:p text:style-name="P2">    <text:span text:style-name="T5">&lt;</text:span><text:span text:style-name="T7">div</text:span><text:span text:style-name="T2"> </text:span><text:span text:style-name="T9">id</text:span><text:span text:style-name="T2">=</text:span><text:span text:style-name="T11">"app"</text:span><text:span text:style-name="T5">&gt;&lt;/</text:span><text:span text:style-name="T7">div</text:span><text:span text:style-name="T5">&gt;</text:span></text:p>
      <text:p text:style-name="P2">    <text:span text:style-name="T5">&lt;</text:span><text:span text:style-name="T7">script</text:span><text:span text:style-name="T12"> </text:span><text:span text:style-name="T9">type</text:span><text:span text:style-name="T12">=</text:span><text:span text:style-name="T11">"module"</text:span><text:span text:style-name="T12"> </text:span><text:span text:style-name="T9">src</text:span><text:span text:style-name="T12">=</text:span><text:span text:style-name="T11">"/src/main.js"</text:span><text:span text:style-name="T5">&gt;&lt;/</text:span><text:span text:style-name="T7">script</text:span><text:span text:style-name="T5">&gt;</text:span></text:p>
      <text:p text:style-name="P2">  <text:span text:style-name="T5">&lt;/</text:span><text:span text:style-name="T7">body</text:span><text:span text:style-name="T5">&gt;</text:span></text:p>
      <text:p text:style-name="P1"><text:span text:style-name="T4">&lt;/</text:span><text:span text:style-name="T6">html</text:span><text:span text:style-name="T4">&gt;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26T18:13:58.68</dc:date>
    <dc:creator>Jean-Claude MINOT</dc:creator>
    <meta:editing-duration>P2DT2H41M51S</meta:editing-duration>
    <meta:editing-cycles>27</meta:editing-cycles>
    <meta:generator>OpenOffice/4.1.9$Win32 OpenOffice.org_project/419m1$Build-9805</meta:generator>
    <meta:document-statistic meta:table-count="0" meta:image-count="0" meta:object-count="0" meta:page-count="8" meta:paragraph-count="309" meta:word-count="1135" meta:character-count="10431"/>
  </office:meta>
</office:document-meta>
</file>